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3000002647FAA9FEB27E2F6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 draw:auto-grow-height="false" fo:min-height="1.71cm" fo:min-width="2.499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2.499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2.499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2.499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0.717cm" fo:min-width="2.499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499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2.499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2.753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3.059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 fo:min-height="2.036cm" fo:min-width="2.294cm" fo:wrap-option="no-wrap"/>
    </style:style>
    <style:style style:name="gr12" style:family="graphic" style:parent-style-name="standard">
      <style:graphic-properties draw:textarea-horizontal-align="justify" draw:textarea-vertical-align="middle" draw:auto-grow-height="false" fo:min-height="0.893cm" fo:min-width="2.499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1.655cm" fo:min-width="3.44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4.964cm" fo:wrap-option="no-wrap"/>
    </style:style>
    <style:style style:name="gr15" style:family="graphic" style:parent-style-name="standard">
      <style:graphic-properties draw:textarea-horizontal-align="justify" draw:textarea-vertical-align="middle" draw:auto-grow-height="false" fo:min-height="1.274cm" fo:min-width="3.056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988cm" svg:x="2.27cm" svg:y="5.064cm">
          <draw:image xlink:href="Pictures/1000020100000443000002647FAA9FEB27E2F68E.png" xlink:type="simple" xlink:show="embed" xlink:actuate="onLoad">
            <text:p/>
          </draw:image>
        </draw:frame>
        <draw:custom-shape draw:style-name="gr2" draw:text-style-name="P2" draw:layer="layout" svg:width="2.999cm" svg:height="1.96cm" svg:x="22.702cm" svg:y="9.327cm">
          <text:p text:style-name="P2">Recording</text:p>
          <text:p text:style-name="P2">track=red</text:p>
          <text:p text:style-name="P2">(input name)</text:p>
          <draw:enhanced-geometry svg:viewBox="0 0 21600 21600" draw:mirror-horizontal="false" draw:mirror-vertical="false" draw:type="line-callout-1" draw:modifiers="-15184.8 22987.8633350331 -1800 6091.1779704232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2" draw:layer="layout" svg:width="2.999cm" svg:height="2.286cm" svg:x="22.766cm" svg:y="13.827cm">
          <text:p text:style-name="P2">Input selector</text:p>
          <text:p text:style-name="P2">(inactive when</text:p>
          <text:p text:style-name="P2">recording)</text:p>
          <draw:enhanced-geometry svg:viewBox="0 0 21600 21600" draw:mirror-horizontal="false" draw:type="line-callout-1" draw:modifiers="-10908 -11163.6204634893 -1800 5222.9121119370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2" draw:layer="layout" svg:width="2.999cm" svg:height="1.905cm" svg:x="22.748cm" svg:y="11.414cm">
          <text:p text:style-name="P2">Arm track</text:p>
          <text:p text:style-name="P2">(inactive when</text:p>
          <text:p text:style-name="P2">recording)</text:p>
          <draw:enhanced-geometry svg:viewBox="0 0 21600 21600" draw:mirror-horizontal="false" draw:type="line-callout-1" draw:modifiers="-15516 7207.55508919202 -1800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2" draw:layer="layout" svg:width="2.999cm" svg:height="2.032cm" svg:x="22.766cm" svg:y="17.129cm">
          <text:p text:style-name="P2">Track notes</text:p>
          <text:p text:style-name="P2">editor</text:p>
          <draw:enhanced-geometry svg:viewBox="0 0 21600 21600" draw:mirror-horizontal="false" draw:type="line-callout-1" draw:modifiers="-11304 -41436.3010329562 -1800 5886.0796851942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2" draw:layer="layout" svg:width="2.999cm" svg:height="0.967cm" svg:x="22.745cm" svg:y="8.112cm">
          <text:p text:style-name="P2">Peak meter</text:p>
          <draw:enhanced-geometry svg:viewBox="0 0 21600 21600" draw:mirror-horizontal="false" draw:type="line-callout-1" draw:modifiers="-74923.2 50831.4049586777 -1800 12384.297520661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2" draw:layer="layout" svg:width="2.999cm" svg:height="1.27cm" svg:x="23.002cm" svg:y="4.937cm">
          <text:p text:style-name="P2">Folder selector</text:p>
          <draw:enhanced-geometry svg:viewBox="0 0 21600 21600" draw:mirror-horizontal="false" draw:type="line-callout-1" draw:modifiers="-16128 31116.9158143194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2" draw:layer="layout" svg:width="2.999cm" svg:height="0.889cm" svg:x="22.67cm" svg:y="6.969cm">
          <text:p text:style-name="P2">Active folder</text:p>
          <draw:enhanced-geometry svg:viewBox="0 0 21600 21600" draw:mirror-horizontal="false" draw:type="line-callout-1" draw:modifiers="-38714.4 -2208.5393258427 -1800 13469.66292134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2" draw:layer="layout" svg:width="3.253cm" svg:height="1.016cm" svg:x="3.589cm" svg:y="18.145cm">
          <text:p text:style-name="P2">Midi Controller/</text:p>
          <text:p text:style-name="P2">Status</text:p>
          <draw:enhanced-geometry svg:viewBox="0 0 21600 21600" draw:mirror-horizontal="false" draw:type="line-callout-1" draw:modifiers="-4035.89428395821 -43497.3451327434 -1652.85802089736 11745.13274336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2" draw:layer="layout" svg:width="3.559cm" svg:height="2.54cm" svg:x="7.728cm" svg:y="16.367cm">
          <text:p text:style-name="P2"/>
          <text:p text:style-name="P2">Mode selector</text:p>
          <text:p text:style-name="P2">(Active mode</text:p>
          <text:p text:style-name="P2"><text:s/>LED)</text:p>
          <text:p text:style-name="P2"/>
          <draw:enhanced-geometry svg:viewBox="0 0 21600 21600" draw:mirror-horizontal="false" draw:type="line-callout-1" draw:modifiers="-6328.31460674157 -6553.95513577332 -1516.85393258427 4709.3270365997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2" draw:layer="layout" svg:width="2.794cm" svg:height="2.286cm" svg:x="12.303cm" svg:y="17.891cm">
          <text:p text:style-name="P2">Sample Rate/</text:p>
          <text:p text:style-name="P2">Play head</text:p>
          <text:p text:style-name="P2">position</text:p>
          <draw:enhanced-geometry svg:viewBox="0 0 21600 21600" draw:mirror-horizontal="false" draw:type="line-callout-1" draw:modifiers="-4675.49194991056 -24565.6318320944 -1939.74955277281 5232.3567993003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2" draw:layer="layout" svg:width="2.999cm" svg:height="1.143cm" svg:x="16.652cm" svg:y="16.367cm">
          <text:p text:style-name="P2">Return to zero</text:p>
          <draw:enhanced-geometry svg:viewBox="0 0 21600 21600" draw:mirror-horizontal="false" draw:type="line-callout-1" draw:modifiers="-15501.6 -24318.8811188811 -1800 10479.02097902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2" draw:layer="layout" svg:width="3.94cm" svg:height="1.905cm" svg:x="15.605cm" svg:y="17.764cm">
          <text:p text:style-name="P2">&lt;&lt;/&gt;&gt;skip setting</text:p>
          <text:p text:style-name="P2">(1-999 seconds)</text:p>
          <draw:enhanced-geometry svg:viewBox="0 0 21600 21600" draw:mirror-horizontal="false" draw:type="line-callout-1" draw:modifiers="-4856.02638924131 -37409.0241343127 -1375.69144887085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2" draw:layer="layout" svg:width="5.464cm" svg:height="1.27cm" svg:x="7.124cm" svg:y="3.413cm">
          <text:p text:style-name="P2">Midi controller settings</text:p>
          <draw:enhanced-geometry svg:viewBox="0 0 21600 21600" draw:mirror-horizontal="false" draw:type="line-callout-1" draw:modifiers="-10027.3010064044 47482.6121164437 -992.058554437329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2" draw:layer="layout" svg:width="3.556cm" svg:height="1.524cm" svg:x="15.351cm" svg:y="3.413cm">
          <text:p text:style-name="P2">Playback track</text:p>
          <text:p text:style-name="P2">(no input)</text:p>
          <draw:enhanced-geometry svg:viewBox="0 0 21600 21600" draw:mirror-horizontal="false" draw:type="line-callout-2" draw:modifiers="-42313.4101771155 116158.426229508 -3600 4000 -1512.06072533033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2-25T21:11:57.234371297</dc:date>
    <meta:editing-duration>PT46M5S</meta:editing-duration>
    <meta:editing-cycles>17</meta:editing-cycles>
    <meta:generator>LibreOffice/5.2.7.2$Linux_X86_64 LibreOffice_project/20m0$Build-2</meta:generator>
    <meta:document-statistic meta:object-count="15"/>
  </office:meta>
</office:document-meta>
</file>